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64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99.45pt"/>
    </style:style>
    <style:style style:name="co6" style:family="table-column">
      <style:table-column-properties fo:break-before="auto" style:column-width="470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33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wrap"/>
      <style:text-properties fo:color="#000000" style:text-position="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2" style:family="table-cell" style:parent-style-name="Default">
      <style:table-cell-properties fo:wrap-option="wrap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text-position=""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position="" style:font-name="Liberation Sans"/>
    </style:style>
    <style:style style:name="ce6" style:family="table-cell" style:parent-style-name="Default">
      <style:table-cell-properties fo:wrap-option="wrap"/>
      <style:text-properties style:text-position="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text-position="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9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5"/>
        <table:table-column table:style-name="co7" table:number-columns-repeated="101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nior 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6, 7, 8, 9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table:style-name="ce3" office:value-type="string" calcext:value-type="string">
            <text:p>Senior Legal Executive (industry specialist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/>
          <table:table-cell/>
          <table:table-cell table:style-name="ce3" office:value-type="string" calcext:value-type="string">
            <text:p>104 - 125</text:p>
          </table:table-cell>
          <table:table-cell table:style-name="Default" office:value-type="string" calcext:value-type="string">
            <text:p>Provide strategic leadershiip, board advisory, crisis management, and other high-level function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/>
          <table:table-cell/>
          <table:table-cell table:style-name="ce3" office:value-type="string" calcext:value-type="string">
            <text:p>126 - 152</text:p>
          </table:table-cell>
          <table:table-cell office:value-type="string" calcext:value-type="string">
            <text:p>Provide legal advice in complex and specialised legal domains by synthesiisng deep knowledge and skills with a thorough understanding of business goal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/>
          <table:table-cell/>
          <table:table-cell table:style-name="ce3" office:value-type="string" calcext:value-type="string">
            <text:p>153 - 188</text:p>
          </table:table-cell>
          <table:table-cell office:value-type="string" calcext:value-type="string">
            <text:p>Provide legal advice and decision-makiing.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4:11:53.126072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M2S</meta:editing-duration>
    <meta:editing-cycles>27</meta:editing-cycles>
    <meta:generator>LibreOffice/5.2.2.2$Linux_X86_64 LibreOffice_project/20m0$Build-2</meta:generator>
    <dc:date>2017-09-21T07:59:27.473386832</dc:date>
    <meta:document-statistic meta:table-count="3" meta:cell-count="186" meta:object-count="0"/>
    <meta:user-defined meta:name="Info 1"/>
    <meta:user-defined meta:name="Info 2"/>
    <meta:user-defined meta:name="Info 3"/>
    <meta:user-defined meta:name="Info 4"/>
  </office:meta>
</office:document-meta>
</file>